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afe" officeooo:paragraph-rsid="0018ba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BM Data Science </text:p>
      <text:p text:style-name="P1">Capstone Project</text:p>
      <text:p text:style-name="P1"/>
      <text:p text:style-name="P1">Report</text:p>
      <text:p text:style-name="P1"/>
      <text:p text:style-name="P1">Theme:</text:p>
      <text:p text:style-name="P1"/>
      <text:p text:style-name="P1">I. Introduction</text:p>
      <text:p text:style-name="P1"/>
      <text:p text:style-name="P1">II. Data Extraction and cleaning</text:p>
      <text:p text:style-name="P1"/>
      <text:p text:style-name="P1">III. Data Analysis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6T06:46:00.249124532</meta:creation-date>
    <dc:date>2021-05-26T06:48:13.719991795</dc:date>
    <meta:editing-duration>PT2M14S</meta:editing-duration>
    <meta:editing-cycles>1</meta:editing-cycles>
    <meta:document-statistic meta:table-count="0" meta:image-count="0" meta:object-count="0" meta:page-count="1" meta:paragraph-count="7" meta:word-count="17" meta:character-count="110" meta:non-whitespace-character-count="99"/>
    <meta:generator>LibreOffice/7.1.3.2$Linux_X86_64 LibreOffice_project/12a8e3cbd24a3757385a302d290655d4f3c7ebf1</meta:generator>
  </office:meta>
</office:document-meta>
</file>